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c3c2a"/>
    </style:style>
    <style:style style:name="P2" style:family="paragraph" style:parent-style-name="Standard">
      <style:text-properties officeooo:rsid="001c3c2a" officeooo:paragraph-rsid="001c3c2a"/>
    </style:style>
    <style:style style:name="P3" style:family="paragraph" style:parent-style-name="Standard">
      <style:text-properties officeooo:rsid="001e206a" officeooo:paragraph-rsid="001e206a"/>
    </style:style>
    <style:style style:name="P4" style:family="paragraph" style:parent-style-name="Standard">
      <style:text-properties officeooo:rsid="001f0de5" officeooo:paragraph-rsid="001f0de5"/>
    </style:style>
    <style:style style:name="P5" style:family="paragraph" style:parent-style-name="Text_20_body">
      <style:text-properties officeooo:rsid="00243203" officeooo:paragraph-rsid="00243203"/>
    </style:style>
    <style:style style:name="P6" style:family="paragraph" style:parent-style-name="Text_20_body">
      <style:text-properties officeooo:rsid="002625f4"/>
    </style:style>
    <style:style style:name="P7" style:family="paragraph" style:parent-style-name="Text_20_body">
      <style:text-properties officeooo:rsid="002625f4" officeooo:paragraph-rsid="002625f4"/>
    </style:style>
    <style:style style:name="P8" style:family="paragraph" style:parent-style-name="Text_20_body">
      <style:text-properties officeooo:rsid="0027f6e9"/>
    </style:style>
    <style:style style:name="P9" style:family="paragraph" style:parent-style-name="Text_20_body">
      <style:text-properties officeooo:rsid="0027f6e9" officeooo:paragraph-rsid="0027f6e9"/>
    </style:style>
    <style:style style:name="P10" style:family="paragraph" style:parent-style-name="Text_20_body">
      <style:text-properties officeooo:paragraph-rsid="0029ab83"/>
    </style:style>
    <style:style style:name="P11" style:family="paragraph" style:parent-style-name="Text_20_body">
      <style:text-properties officeooo:paragraph-rsid="003a6bea"/>
    </style:style>
    <style:style style:name="P12" style:family="paragraph" style:parent-style-name="Text_20_body">
      <style:text-properties officeooo:paragraph-rsid="0029ab83"/>
    </style:style>
    <style:style style:name="P13" style:family="paragraph" style:parent-style-name="Text_20_body">
      <style:text-properties officeooo:paragraph-rsid="003e94e1"/>
    </style:style>
    <style:style style:name="P14" style:family="paragraph" style:parent-style-name="Text_20_body">
      <style:text-properties officeooo:paragraph-rsid="003eec78"/>
    </style:style>
    <style:style style:name="P15" style:family="paragraph" style:parent-style-name="Text_20_body">
      <style:text-properties officeooo:paragraph-rsid="003f6506"/>
    </style:style>
    <style:style style:name="P16" style:family="paragraph" style:parent-style-name="Heading_20_1">
      <style:text-properties officeooo:rsid="00241ac5"/>
    </style:style>
    <style:style style:name="P17" style:family="paragraph" style:parent-style-name="Heading_20_1">
      <style:text-properties officeooo:rsid="00243203"/>
    </style:style>
    <style:style style:name="P18" style:family="paragraph" style:parent-style-name="Heading_20_1">
      <style:text-properties officeooo:rsid="002625f4"/>
    </style:style>
    <style:style style:name="P19" style:family="paragraph" style:parent-style-name="Heading_20_2">
      <style:text-properties officeooo:rsid="002625f4"/>
    </style:style>
    <style:style style:name="P20" style:family="paragraph" style:parent-style-name="Heading_20_2">
      <style:text-properties officeooo:rsid="0027f6e9"/>
    </style:style>
    <style:style style:name="T1" style:family="text">
      <style:text-properties officeooo:rsid="001c3c2a"/>
    </style:style>
    <style:style style:name="T2" style:family="text">
      <style:text-properties officeooo:rsid="001d7294"/>
    </style:style>
    <style:style style:name="T3" style:family="text">
      <style:text-properties officeooo:rsid="002625f4"/>
    </style:style>
    <style:style style:name="T4" style:family="text">
      <style:text-properties officeooo:rsid="0027f6e9"/>
    </style:style>
    <style:style style:name="T5" style:family="text">
      <style:text-properties officeooo:rsid="0029ab83"/>
    </style:style>
    <style:style style:name="T6" style:family="text">
      <style:text-properties officeooo:rsid="002c5282"/>
    </style:style>
    <style:style style:name="T7" style:family="text">
      <style:text-properties officeooo:rsid="0030539c"/>
    </style:style>
    <style:style style:name="T8" style:family="text">
      <style:text-properties officeooo:rsid="00323554"/>
    </style:style>
    <style:style style:name="T9" style:family="text">
      <style:text-properties officeooo:rsid="00341d08"/>
    </style:style>
    <style:style style:name="T10" style:family="text">
      <style:text-properties officeooo:rsid="00356adc"/>
    </style:style>
    <style:style style:name="T11" style:family="text">
      <style:text-properties officeooo:rsid="003a6bea"/>
    </style:style>
    <style:style style:name="T12" style:family="text">
      <style:text-properties officeooo:rsid="003b2b02"/>
    </style:style>
    <style:style style:name="T13" style:family="text">
      <style:text-properties officeooo:rsid="003e79ec"/>
    </style:style>
    <style:style style:name="T14" style:family="text">
      <style:text-properties officeooo:rsid="003e94e1"/>
    </style:style>
    <style:style style:name="T15" style:family="text">
      <style:text-properties officeooo:rsid="003eec78"/>
    </style:style>
    <style:style style:name="T16" style:family="text">
      <style:text-properties officeooo:rsid="003f6506"/>
    </style:style>
    <style:style style:name="T17" style:family="text">
      <style:text-properties officeooo:rsid="0045b7a5"/>
    </style:style>
    <style:style style:name="T18" style:family="text">
      <style:text-properties officeooo:rsid="004693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模块总览</text:h>
      <text:p text:style-name="P1"><text:span text:style-name="T1">一、餐品分类Tree</text:span><text:span text:style-name="T2">View</text:span></text:p>
      <text:p text:style-name="P2">二、餐品条目Table</text:p>
      <text:p text:style-name="P3">三、餐桌管理TreeView</text:p>
      <text:p text:style-name="P4">四、操作员管理Table</text:p>
      <text:p text:style-name="P4">五、缩写搜索TextField</text:p>
      <text:p text:style-name="P4">六、餐品条目多选Table</text:p>
      <text:p text:style-name="P4">七、销售点TreeView</text:p>
      <text:p text:style-name="P4">八、待制作的餐品显示Table</text:p>
      <text:p text:style-name="P4">九、帐单显示Table</text:p>
      <text:p text:style-name="P4">十、帐单条目显示Table</text:p>
      <text:p text:style-name="P4"/>
      <text:h text:style-name="P16" text:outline-level="1">文档清单</text:h>
      <text:p text:style-name="P5">一、JDK6 javadoc</text:p>
      <text:p text:style-name="P5">二、JavaEE6 javadoc</text:p>
      <text:p text:style-name="P5">三、J2ME javadoc CLDC1.1 MIDP2.0</text:p>
      <text:p text:style-name="P5">四、iBatis javadoc</text:p>
      <text:p text:style-name="P5"/>
      <text:h text:style-name="P17" text:outline-level="1">第三方组件清单</text:h>
      <text:p text:style-name="P7">一、JavaEE6 Reference Implementation</text:p>
      <text:p text:style-name="P7">二、J2ME Toolkit</text:p>
      <text:p text:style-name="P7">三、iBatis</text:p>
      <text:p text:style-name="P7">四、Apache Derby</text:p>
      <text:p text:style-name="P7">五、EclipseLink</text:p>
      <text:p text:style-name="P7"/>
      <text:h text:style-name="P18" text:outline-level="1">功能清单</text:h>
      <text:h text:style-name="P19" text:outline-level="2">操作员视角</text:h>
      <text:p text:style-name="P6">操作员登陆</text:p>
      <text:p text:style-name="Text_20_body"><text:span text:style-name="T3">餐品查找</text:span><text:span text:style-name="T4">与生成帐单</text:span></text:p>
      <text:p text:style-name="P8">催菜</text:p>
      <text:p text:style-name="P8">记录特殊时间</text:p>
      <text:p text:style-name="P8">结帐/查看帐单</text:p>
      <text:p text:style-name="P8">登陆零售窗口</text:p>
      <text:p text:style-name="P8"><text:soft-page-break/>待制作的餐品显示窗口</text:p>
      <text:p text:style-name="P9">将未结帐的帐单转移至另一桌台</text:p>
      <text:h text:style-name="P20" text:outline-level="2">管理员视角</text:h>
      <text:p text:style-name="P8">管理员登陆</text:p>
      <text:p text:style-name="P8">餐品分类与餐品条目管理</text:p>
      <text:p text:style-name="P8">餐桌/销售点管理</text:p>
      <text:p text:style-name="P8">操作员管理</text:p>
      <text:p text:style-name="P8">（帐单查找）</text:p>
      <text:p text:style-name="P9">（查看特殊时间）</text:p>
      <text:p text:style-name="P9"/>
      <text:h text:style-name="Heading_20_1" text:outline-level="1">角色列表</text:h>
      <text:p text:style-name="P10"><text:span text:style-name="T6">c</text:span><text:span text:style-name="T5">ustomer 由顾客使用</text:span></text:p>
      <text:p text:style-name="P10"><text:span text:style-name="T5">operator 由操作员</text:span><text:span text:style-name="T7">（服务员）使用</text:span></text:p>
      <text:p text:style-name="P10"><text:span text:style-name="T5">kitchen </text:span><text:span text:style-name="T8">後厨人员使用</text:span></text:p>
      <text:p text:style-name="P10"><text:span text:style-name="T5">clerk 负责清点核算以及统计</text:span><text:span text:style-name="T9">的人员使用</text:span></text:p>
      <text:p text:style-name="P11"><text:span text:style-name="T11">manager 负责维护系统内</text:span><text:span text:style-name="T12">的数据</text:span></text:p>
      <text:p text:style-name="P10"><text:span text:style-name="T5">admin 管理人员</text:span><text:span text:style-name="T10">，拥有所有权限</text:span></text:p>
      <text:p text:style-name="P10"><text:span text:style-name="T10"/></text:p>
      <text:h text:style-name="Heading_20_1" text:outline-level="1"><text:span text:style-name="T10">数据导出格式</text:span></text:h>
      <text:p text:style-name="Text_20_body"><text:span text:style-name="T10">数据导出格式</text:span><text:span text:style-name="T17">中包含如下Field：</text:span></text:p>
      <text:p text:style-name="P13"><text:span text:style-name="T14">ret 返回值</text:span><text:span text:style-name="T18">，零为成功，其他值为出错</text:span></text:p>
      <text:p text:style-name="P14"><text:span text:style-name="T15">err_id 错误ID</text:span></text:p>
      <text:p text:style-name="P14"><text:span text:style-name="T15">err_msg 错误信息</text:span></text:p>
      <text:p text:style-name="P15"><text:span text:style-name="T16">result 储存结果的数组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12T09:32:35</meta:creation-date>
    <meta:generator>OpenOffice.org/3.2$Linux OpenOffice.org_project/320m19$Build-9505</meta:generator>
    <dc:date>2010-09-11T17:47:19</dc:date>
    <meta:editing-duration>PT00H54M25S</meta:editing-duration>
    <meta:editing-cycles>49</meta:editing-cycles>
    <meta:document-statistic meta:table-count="0" meta:image-count="0" meta:object-count="0" meta:page-count="2" meta:paragraph-count="52" meta:word-count="222" meta:character-count="609"/>
  </office:meta>
</office:document-meta>
</file>